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T1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12T09:41:03.936379324</dc:date>
    <meta:editing-duration>PT1H10M45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44" meta:character-count="220" meta:non-whitespace-character-count="210"/>
  </office:meta>
</office:document-meta>
</file>